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3:31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13:36.187000000</dc:date>
    <meta:print-date>2006-09-05T16:08:04</meta:print-date>
    <meta:editing-duration>PT19M48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8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E9:Mo_példa_06_a.G14 Mo_példa_06_a.D11:Mo_példa_06_a.D14" chart:data-source-has-labels="both" svg:x="1.002cm" svg:y="1.172cm" svg:width="17.315cm" svg:height="6.772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9.059cm" svg:y="8.11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06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string">
                <text:p>Picture</text:p>
                <draw:g>
                  <svg:desc>Mo_példa_06_a.D14:Mo_példa_06_a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E9:Mo_példa_06_a.G10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8098380">
                <text:p>8098380</text:p>
              </table:table-cell>
              <table:table-cell office:value-type="float" office:value="4499500">
                <text:p>4499500</text:p>
              </table:table-cell>
              <table:table-cell office:value-type="float" office:value="4399450">
                <text:p>4399450</text:p>
              </table:table-cell>
              <table:table-cell office:value-type="float" office:value="5009700">
                <text:p>500970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4799040">
                <text:p>4799040</text:p>
              </table:table-cell>
              <table:table-cell office:value-type="float" office:value="5399400">
                <text:p>5399400</text:p>
              </table:table-cell>
              <table:table-cell office:value-type="float" office:value="3199600">
                <text:p>31996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